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in"/>
    </style:style>
    <style:style style:name="co2" style:family="table-column">
      <style:table-column-properties fo:break-before="auto" style:column-width="1.211in"/>
    </style:style>
    <style:style style:name="co3" style:family="table-column">
      <style:table-column-properties fo:break-before="auto" style:column-width="1.06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fd095"/>
    </style:style>
    <style:style style:name="ce2" style:family="table-cell" style:parent-style-name="Default">
      <style:table-cell-properties fo:background-color="#ffdbb6"/>
    </style:style>
    <style:style style:name="ce3" style:family="table-cell" style:parent-style-name="Default">
      <style:table-cell-properties fo:background-color="#dedce6"/>
    </style:style>
    <style:style style:name="ce8" style:family="table-cell" style:parent-style-name="Default">
      <style:text-properties style:text-underline-style="none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AY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Spaguetthi Carbonara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style-name="ce2" office:value-type="string" calcext:value-type="string">
            <text:p>Macarrones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style-name="ce2" office:value-type="string" calcext:value-type="string">
            <text:p>Spaguetthi Boloñesa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style-name="ce3" office:value-type="string" calcext:value-type="string">
            <text:p>Pizza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Hotdog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Taco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Verduras frescas Bacon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Tomate Aguacate Queso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Lomo Patatas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Hamburgesa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Sausages Patatas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Lentejas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Salmon Verdura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Arroz con huevos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Merluza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Soup Galets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Mix verduras Bacon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Chicken Patata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Ñoquis Pesto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Tortilla</text:p>
          </table:table-cell>
          <table:table-cell table:style-name="ce8"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Arroz con pollo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5">00/00/0000</text:date>, <text:time style:data-style-name="N2" text:time-value="21:58:21.32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4T12:36:41.205000000</meta:creation-date>
    <dc:date>2024-08-25T22:01:56.381000000</dc:date>
    <meta:editing-duration>PT2H23M2S</meta:editing-duration>
    <meta:editing-cycles>4</meta:editing-cycles>
    <meta:generator>LibreOffice/24.2.5.2$Windows_X86_64 LibreOffice_project/bffef4ea93e59bebbeaf7f431bb02b1a39ee8a59</meta:generator>
    <meta:document-statistic meta:table-count="1" meta:cell-count="43" meta:object-count="0"/>
  </office:meta>
</office:document-meta>
</file>